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38c11b"/>
    </style:style>
    <style:style style:name="P2" style:family="paragraph" style:parent-style-name="Standard">
      <style:paragraph-properties fo:margin-top="0cm" fo:margin-bottom="0cm" loext:contextual-spacing="false"/>
      <style:text-properties style:font-name="Nimbus Sans L" fo:font-size="12pt" style:font-size-asian="12pt" style:font-size-complex="12pt"/>
    </style:style>
    <style:style style:name="P3" style:family="paragraph" style:parent-style-name="Standard">
      <style:paragraph-properties fo:margin-top="0cm" fo:margin-bottom="0cm" loext:contextual-spacing="false"/>
      <style:text-properties style:font-name="Nimbus Sans L" fo:font-size="12pt" officeooo:rsid="001f20ca" officeooo:paragraph-rsid="00365ca2" style:font-size-asian="12pt" style:font-size-complex="12pt"/>
    </style:style>
    <style:style style:name="P4" style:family="paragraph" style:parent-style-name="Standard">
      <style:paragraph-properties fo:margin-top="0cm" fo:margin-bottom="0cm" loext:contextual-spacing="false"/>
      <style:text-properties style:font-name="Nimbus Sans L" fo:font-size="12pt" officeooo:paragraph-rsid="002f98ea" style:font-size-asian="12pt" style:font-size-complex="12pt"/>
    </style:style>
    <style:style style:name="P5" style:family="paragraph" style:parent-style-name="Standard">
      <style:paragraph-properties fo:margin-top="0cm" fo:margin-bottom="0cm" loext:contextual-spacing="false"/>
      <style:text-properties style:font-name="Nimbus Sans L" fo:font-size="12pt" officeooo:paragraph-rsid="001f20ca"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style:text-underline-style="none" fo:font-weight="normal" officeooo:rsid="001f20ca" officeooo:paragraph-rsid="00365ca2" style:font-size-asian="12pt" style:font-weight-asian="normal" style:font-size-complex="12pt" style:font-weight-complex="normal"/>
    </style:style>
    <style:style style:name="P7" style:family="paragraph" style:parent-style-name="Standard">
      <style:paragraph-properties fo:margin-top="0cm" fo:margin-bottom="0cm" loext:contextual-spacing="false" fo:text-align="center" style:justify-single-word="false"/>
      <style:text-properties style:font-name="Nimbus Sans L" officeooo:rsid="002c9a7c" officeooo:paragraph-rsid="002c9a7c"/>
    </style:style>
    <style:style style:name="P8" style:family="paragraph" style:parent-style-name="Standard">
      <style:paragraph-properties fo:margin-top="0cm" fo:margin-bottom="0cm" loext:contextual-spacing="false"/>
      <style:text-properties style:font-name="Nimbus Sans L" style:text-underline-style="solid" style:text-underline-width="auto" style:text-underline-color="font-color" fo:font-weight="bold" officeooo:rsid="00365ca2" officeooo:paragraph-rsid="00365ca2" style:font-weight-asian="bold" style:font-weight-complex="bold"/>
    </style:style>
    <style:style style:name="P9" style:family="paragraph" style:parent-style-name="Heading_20_2">
      <style:paragraph-properties fo:margin-top="0cm" fo:margin-bottom="0cm" loext:contextual-spacing="false"/>
      <style:text-properties style:font-name="Nimbus Sans L" style:text-underline-style="solid" style:text-underline-width="auto" style:text-underline-color="font-color" fo:font-weight="bold" officeooo:rsid="00365ca2" officeooo:paragraph-rsid="00365ca2" style:font-weight-asian="bold" style:font-weight-complex="bold"/>
    </style:style>
    <style:style style:name="P10" style:family="paragraph" style:parent-style-name="Standard">
      <style:text-properties style:font-name="Nimbus Sans L" fo:font-size="12pt" officeooo:rsid="001d8b98" officeooo:paragraph-rsid="002b24f5" style:font-size-asian="12pt" style:font-size-complex="12pt"/>
    </style:style>
    <style:style style:name="P11" style:family="paragraph" style:parent-style-name="Standard">
      <style:text-properties style:font-name="Nimbus Sans L" fo:font-size="16pt" fo:font-weight="bold" officeooo:rsid="002b24f5" officeooo:paragraph-rsid="002b24f5" style:font-size-asian="16pt" style:font-weight-asian="bold" style:font-size-complex="16pt" style:font-weight-complex="bold"/>
    </style:style>
    <style:style style:name="P12" style:family="paragraph" style:parent-style-name="Standard" style:list-style-name="L1">
      <style:paragraph-properties fo:margin-top="0cm" fo:margin-bottom="0cm" loext:contextual-spacing="false"/>
      <style:text-properties style:font-name="Nimbus Sans L" officeooo:rsid="0023af89" officeooo:paragraph-rsid="0023af89"/>
    </style:style>
    <style:style style:name="P13" style:family="paragraph" style:parent-style-name="Standard" style:list-style-name="L1">
      <style:paragraph-properties fo:margin-top="0cm" fo:margin-bottom="0cm" loext:contextual-spacing="false"/>
      <style:text-properties style:font-name="Nimbus Sans L" officeooo:rsid="0024c2f8" officeooo:paragraph-rsid="00294f14"/>
    </style:style>
    <style:style style:name="P14" style:family="paragraph" style:parent-style-name="Standard" style:list-style-name="L1">
      <style:paragraph-properties fo:margin-top="0cm" fo:margin-bottom="0cm" loext:contextual-spacing="false"/>
      <style:text-properties style:font-name="Nimbus Sans L" officeooo:rsid="0029c03d" officeooo:paragraph-rsid="0029c03d"/>
    </style:style>
    <style:style style:name="P15"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size="18pt" fo:font-weight="bold" officeooo:rsid="001b1967" officeooo:paragraph-rsid="001b1967" style:font-size-asian="18pt" style:font-weight-asian="bold" style:font-size-complex="18pt" style:font-weight-complex="bold"/>
    </style:style>
    <style:style style:name="P16" style:family="paragraph" style:parent-style-name="Heading_20_2">
      <style:paragraph-properties fo:margin-top="0cm" fo:margin-bottom="0cm" loext:contextual-spacing="false"/>
      <style:text-properties style:font-name="Nimbus Sans L" officeooo:paragraph-rsid="002e40cf"/>
    </style:style>
    <style:style style:name="T1" style:family="text">
      <style:text-properties officeooo:rsid="004c9461"/>
    </style:style>
    <style:style style:name="T2" style:family="text">
      <style:text-properties officeooo:rsid="001f20ca"/>
    </style:style>
    <style:style style:name="T3" style:family="text">
      <style:text-properties officeooo:rsid="0021e7f6"/>
    </style:style>
    <style:style style:name="T4" style:family="text">
      <style:text-properties officeooo:rsid="0026b69d"/>
    </style:style>
    <style:style style:name="T5" style:family="text">
      <style:text-properties officeooo:rsid="0029c03d"/>
    </style:style>
    <style:style style:name="T6" style:family="text">
      <style:text-properties fo:font-weight="bold" officeooo:rsid="002b24f5" style:font-weight-asian="bold" style:font-weight-complex="bold"/>
    </style:style>
    <style:style style:name="T7" style:family="text">
      <style:text-properties style:text-position="0% 100%" fo:font-weight="bold" officeooo:rsid="00a65559" style:font-weight-asian="bold" style:font-weight-complex="bold"/>
    </style:style>
    <style:style style:name="T8" style:family="text">
      <style:text-properties style:text-position="0% 100%" fo:font-weight="normal" officeooo:rsid="00a65559" style:font-weight-asian="normal" style:font-weight-complex="normal"/>
    </style:style>
    <style:style style:name="T9" style:family="text">
      <style:text-properties officeooo:rsid="0037f0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itle>Brummies Lookout - Red Cord Hike - V1.0</text:title></text:p>
      <text:p text:style-name="P7">Phil Shepherd – July 2015</text:p>
      <text:p text:style-name="P2"/>
      <text:p text:style-name="P4"><text:span text:style-name="T6">MAP:<text:tab/><text:tab/><text:tab/></text:span>Brays Creek 9541-3S<text:line-break/><text:span text:style-name="T7">Grid Ref Zone:<text:tab/></text:span><text:span text:style-name="T8">MGRS </text:span><text:span text:style-name="T2">56JNP.</text:span></text:p>
      <text:p text:style-name="P5"/>
      <text:p text:style-name="P16"/>
      <text:p text:style-name="P9">Hike – Condowie Road to Brummies Lookou<text:span text:style-name="T9">t</text:span> via Volcano Road</text:p>
      <text:p text:style-name="P8"/>
      <text:p text:style-name="P3">An interesting 10km hike up Brummies Lookout <text:span text:style-name="T3">with</text:span> significant adventure.. <text:s/><text:span text:style-name="T3">G</text:span>ood views of Mount Warning <text:span text:style-name="T3">from the summit.</text:span></text:p>
      <text:p text:style-name="P3"/>
      <text:p text:style-name="P3">Reconnais<text:span text:style-name="T4">s</text:span>ance of the route is ESSENTIAL before taking youth members. <text:s/>The trail may become overgrown and is worth marking by tape in certain areas to avoid unnecessary back tracking.</text:p>
      <text:p text:style-name="P3"/>
      <text:p text:style-name="P6">There is good camping at Cutters Camp (190:53<text:span text:style-name="T3">5</text:span>) in Mebbin NP a short drive from the start of the walk.</text:p>
      <text:p text:style-name="P8"/>
      <text:list xml:id="list2123728843" text:style-name="L1">
        <text:list-item>
          <text:p text:style-name="P12">Hike starts at locked gate on Condowie Road (213 566)</text:p>
        </text:list-item>
        <text:list-item>
          <text:p text:style-name="P13">Head East (trending North) , 1.5Km along Condowie Road to junction with (the VERY overgrown) Volcano Road (224 574).</text:p>
        </text:list-item>
        <text:list-item>
          <text:p text:style-name="P13">Head East (trending South) 2Km along Volcano Road, which follows the contour line. Parts of this track are overgrown, but since it was once a forestry track it’s easy to follow. <text:s/>There is a (sign posted!) junction heading of the to South at 231 566. The end of Volcano Road is the obvious ridge line at 237 567.</text:p>
        </text:list-item>
        <text:list-item>
          <text:p text:style-name="P13">Head North West, <text:span text:style-name="T5">1Km to the summit at 231 573. <text:s/>Take care - this track is very vague, and there is a huge drop off to the right (important to mark this track with tape during reconnaissance). Close to the summit this track gets very steep, with some danger of dislodging rocks on people following.</text:span></text:p>
        </text:list-item>
        <text:list-item>
          <text:p text:style-name="P14">Enjoy the view (but beware of the big cliffs to the East)</text:p>
        </text:list-item>
        <text:list-item>
          <text:p text:style-name="P14">Descend North 0.5Km to the junction with Brummies Road (231 577). <text:s/>This track is much more obvious than the ascent – but still has a dangerous drop off to the right.</text:p>
        </text:list-item>
        <text:list-item>
          <text:p text:style-name="P14">Head North along Brummies Road 2Km to the junction with Condowie Road (227 586). <text:s/>This is a forestry track.</text:p>
        </text:list-item>
        <text:list-item>
          <text:p text:style-name="P14">Head South (eventually trending West) along Condowie Road 3Km to the start of the walk). <text:s/>This is a very clear forestry track.</text:p>
        </text:list-item>
      </text:list>
      <text:p text:style-name="P10"/>
      <text:p text:style-name="P11">Contacts</text:p>
      <text:p text:style-name="P10">02 6670 8600 (8.30am-4.30pm Monday to Friday) -131555 at weekends – Ranger is Josh Sla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38c11b"/>
    </style:style>
    <style:style style:name="MT1" style:family="text">
      <style:text-properties officeooo:rsid="004c94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Brummies Lookout - Red Cord Hike - V1.0</text:title><text:tab/><text:span text:style-name="MT1">Page </text:span><text:span text:style-name="MT1"><text:page-number text:select-page="current">1</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7T21:48:08.964397555</dc:date>
    <meta:editing-duration>PT2H38M58S</meta:editing-duration>
    <meta:editing-cycles>28</meta:editing-cycles>
    <dc:title>Brummies Lookout - Red Cord Hike - V1.0</dc:title>
    <meta:document-statistic meta:table-count="0" meta:image-count="0" meta:object-count="0" meta:page-count="1" meta:paragraph-count="18" meta:word-count="347" meta:character-count="1930" meta:non-whitespace-character-count="1595"/>
  </office:meta>
</office:document-meta>
</file>